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P4" style:family="paragraph" style:parent-style-name="Standard">
      <style:text-properties fo:font-size="10pt" officeooo:paragraph-rsid="00170b1e" style:font-size-asian="10pt" style:font-size-complex="10pt"/>
    </style:style>
    <style:style style:name="P5" style:family="paragraph" style:parent-style-name="Standard">
      <style:text-properties fo:font-size="10pt" officeooo:paragraph-rsid="001ea081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b74e3"/>
    </style:style>
    <style:style style:name="T14" style:family="text">
      <style:text-properties officeooo:rsid="001bf057"/>
    </style:style>
    <style:style style:name="T15" style:family="text">
      <style:text-properties officeooo:rsid="001ea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<text:span text:style-name="T13">4</text:span>: Eficiencia. <text:s/></text:p>
      <text:p text:style-name="P3"><text:s text:c="4"/>- Cap. 1<text:span text:style-name="T14">5</text:span>: Potencia. <text:s text:c="2"/></text:p>
      <text:p text:style-name="P5"><text:s text:c="4"/>- Cap. 1<text:span text:style-name="T15">6</text:span>: Coste</text:p>
      <text:p text:style-name="P3"><text:s text:c="4"/>- Cap. 1<text:span text:style-name="T15">7</text:span>: Redundancia</text:p>
      <text:p text:style-name="P3"><text:s text:c="4"/>- Cap. 16: Fiabilidad<text:span text:style-name="T11"> (gestion de memoria - colapso del sistema)</text:span></text:p>
      <text:p text:style-name="P3"/>
      <text:p text:style-name="P1"><text:s text:c="4"/>- Cap. 18: Poda. <text:s/><text:span text:style-name="T12">(porque morimos)</text:span></text:p>
      <text:p text:style-name="P2"/>
      <text:p text:style-name="P1"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/>
      <text:p text:style-name="P1"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3: Vuelta a la realidad. <text:s/>(<text:span text:style-name="T8">la </text:span>mision<text:span text:style-name="T9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10-05T09:41:56.456000000</dc:date>
    <meta:editing-duration>PT1H39M22S</meta:editing-duration>
    <meta:editing-cycles>18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9" meta:word-count="287" meta:character-count="1771" meta:non-whitespace-character-count="1343"/>
  </office:meta>
</office:document-meta>
</file>